
<file path=META-INF/manifest.xml><?xml version="1.0" encoding="utf-8"?>
<manifest:manifest xmlns:manifest="urn:oasis:names:tc:opendocument:xmlns:manifest:1.0">
  <manifest:file-entry manifest:full-path="/" manifest:media-type="application/vnd.oasis.opendocument.text"/>
  <manifest:file-entry manifest:full-path="media/image1.gif" manifest:media-type="image/gif"/>
  <manifest:file-entry manifest:full-path="META-INF/manifest.xml" manifest:media-type="text/xml"/>
  <manifest:file-entry manifest:full-path="content.xml" manifest:media-type="text/xml"/>
  <manifest:file-entry manifest:full-path="meta.xml" manifest:media-type="text/xml"/>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Überschrift1" style:master-page-name="MP0" style:family="paragraph">
      <style:paragraph-properties fo:break-before="page"/>
    </style:style>
    <style:style style:name="P6" style:parent-style-name="Listenabsatz" style:family="paragraph"/>
    <style:style style:name="P7" style:parent-style-name="Listenabsatz" style:family="paragraph"/>
    <style:style style:name="P8" style:parent-style-name="Listenabsatz" style:family="paragraph"/>
    <style:style style:name="P9" style:parent-style-name="Listenabsatz" style:family="paragraph"/>
    <style:style style:name="P10" style:parent-style-name="Listenabsatz" style:family="paragraph"/>
    <style:style style:name="P11" style:parent-style-name="Listenabsatz" style:family="paragraph"/>
    <style:style style:name="P12" style:parent-style-name="Listenabsatz" style:family="paragraph"/>
    <style:style style:name="P13" style:parent-style-name="Listenabsatz" style:family="paragraph"/>
    <style:style style:name="P14" style:parent-style-name="Listenabsatz" style:family="paragraph"/>
    <style:style style:name="P15" style:parent-style-name="Listenabsatz" style:family="paragraph"/>
    <style:style style:name="P16" style:parent-style-name="Listenabsatz" style:family="paragraph"/>
    <style:style style:name="P17" style:parent-style-name="Listenabsatz" style:family="paragraph"/>
    <style:style style:name="P18" style:parent-style-name="Listenabsatz" style:family="paragraph"/>
    <style:style style:name="TableColumn20" style:family="table-column">
      <style:table-column-properties style:column-width="3.1986in"/>
    </style:style>
    <style:style style:name="TableColumn21" style:family="table-column">
      <style:table-column-properties style:column-width="3.1986in"/>
    </style:style>
    <style:style style:name="Table19" style:family="table">
      <style:table-properties style:width="6.3972in" fo:margin-left="0in" table:align="left"/>
    </style:style>
    <style:style style:name="TableRow22" style:family="table-row">
      <style:table-row-properties/>
    </style:style>
    <style:style style:name="TableCell23" style:family="table-cell">
      <style:table-cell-properties fo:border-top="0.0138in solid #000000" fo:border-left="0.0138in solid #000000" fo:border-bottom="0.0069in solid #000000" fo:border-right="none" fo:background-color="#000000" fo:padding-top="0in" fo:padding-left="0.075in" fo:padding-bottom="0in" fo:padding-right="0.075in"/>
    </style:style>
    <style:style style:name="P24" style:parent-style-name="Standard" style:family="paragraph">
      <style:paragraph-properties fo:text-align="center" fo:margin-bottom="0in" fo:line-height="100%"/>
      <style:text-properties fo:font-weight="bold" style:font-weight-asian="bold" style:font-weight-complex="bold" fo:color="#FFFFFF"/>
    </style:style>
    <style:style style:name="TableCell25" style:family="table-cell">
      <style:table-cell-properties fo:border-top="0.0138in solid #000000" fo:border-left="none" fo:border-bottom="0.0069in solid #000000" fo:border-right="0.0138in solid #000000" fo:background-color="#000000" fo:padding-top="0in" fo:padding-left="0.075in" fo:padding-bottom="0in" fo:padding-right="0.075in"/>
    </style:style>
    <style:style style:name="P26" style:parent-style-name="Standard" style:family="paragraph">
      <style:paragraph-properties fo:text-align="center" fo:margin-bottom="0in" fo:line-height="100%"/>
      <style:text-properties fo:font-weight="bold" style:font-weight-asian="bold" style:font-weight-complex="bold" fo:color="#FFFFFF"/>
    </style:style>
    <style:style style:name="TableRow27" style:family="table-row">
      <style:table-row-properties style:min-row-height="1.8111in"/>
    </style:style>
    <style:style style:name="TableCell28" style:family="table-cell">
      <style:table-cell-properties fo:border-top="0.0069in solid #000000" fo:border-left="0.0138in solid #000000" fo:border-bottom="0.0138in solid #000000" fo:border-right="0.0069in solid #000000" fo:padding-top="0in" fo:padding-left="0.075in" fo:padding-bottom="0in" fo:padding-right="0.075in"/>
    </style:style>
    <style:style style:name="P29" style:parent-style-name="Standard" style:family="paragraph">
      <style:paragraph-properties fo:margin-bottom="0in" fo:line-height="100%"/>
      <style:text-properties fo:font-weight="bold" style:font-weight-asian="bold" style:font-weight-complex="bold"/>
    </style:style>
    <style:style style:name="TableCell30" style:family="table-cell">
      <style:table-cell-properties fo:border-top="0.0069in solid #000000" fo:border-left="0.0069in solid #000000" fo:border-bottom="0.0138in solid #000000" fo:border-right="0.0138in solid #000000" fo:padding-top="0in" fo:padding-left="0.075in" fo:padding-bottom="0in" fo:padding-right="0.075in"/>
    </style:style>
    <style:style style:name="P31" style:parent-style-name="Standard" style:family="paragraph">
      <style:paragraph-properties fo:margin-bottom="0in" fo:line-height="100%"/>
    </style:style>
    <style:style style:name="TableColumn33" style:family="table-column">
      <style:table-column-properties style:column-width="0.7972in"/>
    </style:style>
    <style:style style:name="TableColumn34" style:family="table-column">
      <style:table-column-properties style:column-width="0.7979in"/>
    </style:style>
    <style:style style:name="TableColumn35" style:family="table-column">
      <style:table-column-properties style:column-width="0.7979in"/>
    </style:style>
    <style:style style:name="TableColumn36" style:family="table-column">
      <style:table-column-properties style:column-width="0.7986in"/>
    </style:style>
    <style:style style:name="TableColumn37" style:family="table-column">
      <style:table-column-properties style:column-width="0.8597in"/>
    </style:style>
    <style:style style:name="TableColumn38" style:family="table-column">
      <style:table-column-properties style:column-width="0.7993in"/>
    </style:style>
    <style:style style:name="TableColumn39" style:family="table-column">
      <style:table-column-properties style:column-width="0.7993in"/>
    </style:style>
    <style:style style:name="TableColumn40" style:family="table-column">
      <style:table-column-properties style:column-width="0.7986in"/>
    </style:style>
    <style:style style:name="Table32" style:family="table">
      <style:table-properties style:width="6.4486in" fo:margin-left="0in" table:align="left"/>
    </style:style>
    <style:style style:name="TableRow41" style:family="table-row">
      <style:table-row-properties style:min-row-height="0.9451in"/>
    </style:style>
    <style:style style:name="TableCell42" style:family="table-cell">
      <style:table-cell-properties fo:border="0.0069in solid #000000" fo:padding-top="0in" fo:padding-left="0.075in" fo:padding-bottom="0in" fo:padding-right="0.075in"/>
    </style:style>
    <style:style style:name="P43" style:parent-style-name="Standard" style:family="paragraph">
      <style:paragraph-properties fo:margin-bottom="0in" fo:line-height="100%"/>
    </style:style>
    <style:style style:name="TableCell44" style:family="table-cell">
      <style:table-cell-properties fo:border="0.0069in solid #000000" fo:padding-top="0in" fo:padding-left="0.075in" fo:padding-bottom="0in" fo:padding-right="0.075in"/>
    </style:style>
    <style:style style:name="P45" style:parent-style-name="Standard" style:family="paragraph">
      <style:paragraph-properties fo:margin-bottom="0in" fo:line-height="100%"/>
    </style:style>
    <style:style style:name="TableRow46" style:family="table-row">
      <style:table-row-properties style:min-row-height="0.5118in"/>
    </style:style>
    <style:style style:name="TableCell47" style:family="table-cell">
      <style:table-cell-properties fo:border="0.0069in solid #000000" fo:padding-top="0in" fo:padding-left="0.075in" fo:padding-bottom="0in" fo:padding-right="0.075in"/>
    </style:style>
    <style:style style:name="P48" style:parent-style-name="Standard" style:family="paragraph">
      <style:paragraph-properties fo:margin-bottom="0in" fo:line-height="100%"/>
      <style:text-properties fo:font-size="6pt" style:font-size-asian="6pt"/>
    </style:style>
    <style:style style:name="TableCell49" style:family="table-cell">
      <style:table-cell-properties fo:border="0.0069in solid #000000" fo:padding-top="0in" fo:padding-left="0.075in" fo:padding-bottom="0in" fo:padding-right="0.075in"/>
    </style:style>
    <style:style style:name="P50" style:parent-style-name="Standard" style:family="paragraph">
      <style:paragraph-properties fo:margin-bottom="0in" fo:line-height="100%"/>
      <style:text-properties fo:font-size="6pt" style:font-size-asian="6pt"/>
    </style:style>
    <style:style style:name="TableCell51" style:family="table-cell">
      <style:table-cell-properties fo:border="0.0069in solid #000000" fo:padding-top="0in" fo:padding-left="0.075in" fo:padding-bottom="0in" fo:padding-right="0.075in"/>
    </style:style>
    <style:style style:name="P52" style:parent-style-name="Standard" style:family="paragraph">
      <style:paragraph-properties fo:margin-bottom="0in" fo:line-height="100%"/>
      <style:text-properties fo:font-size="6pt" style:font-size-asian="6pt"/>
    </style:style>
    <style:style style:name="TableCell53" style:family="table-cell">
      <style:table-cell-properties fo:border="0.0069in solid #000000" fo:padding-top="0in" fo:padding-left="0.075in" fo:padding-bottom="0in" fo:padding-right="0.075in"/>
    </style:style>
    <style:style style:name="P54" style:parent-style-name="Standard" style:family="paragraph">
      <style:paragraph-properties fo:margin-bottom="0in" fo:line-height="100%"/>
      <style:text-properties fo:font-size="6pt" style:font-size-asian="6pt"/>
    </style:style>
    <style:style style:name="TableCell55" style:family="table-cell">
      <style:table-cell-properties fo:border="0.0069in solid #000000" fo:padding-top="0in" fo:padding-left="0.075in" fo:padding-bottom="0in" fo:padding-right="0.075in"/>
    </style:style>
    <style:style style:name="P56" style:parent-style-name="Standard" style:family="paragraph">
      <style:paragraph-properties fo:margin-bottom="0in" fo:line-height="100%"/>
      <style:text-properties fo:font-size="6pt" style:font-size-asian="6pt"/>
    </style:style>
    <style:style style:name="TableCell57" style:family="table-cell">
      <style:table-cell-properties fo:border="0.0069in solid #000000" fo:padding-top="0in" fo:padding-left="0.075in" fo:padding-bottom="0in" fo:padding-right="0.075in"/>
    </style:style>
    <style:style style:name="P58" style:parent-style-name="Standard" style:family="paragraph">
      <style:paragraph-properties fo:margin-bottom="0in" fo:line-height="100%"/>
      <style:text-properties fo:font-size="6pt" style:font-size-asian="6pt"/>
    </style:style>
    <style:style style:name="TableCell59" style:family="table-cell">
      <style:table-cell-properties fo:border="0.0069in solid #000000" fo:padding-top="0in" fo:padding-left="0.075in" fo:padding-bottom="0in" fo:padding-right="0.075in"/>
    </style:style>
    <style:style style:name="P60" style:parent-style-name="Standard" style:family="paragraph">
      <style:paragraph-properties fo:margin-bottom="0in" fo:line-height="100%"/>
      <style:text-properties fo:font-size="6pt" style:font-size-asian="6pt"/>
    </style:style>
    <style:style style:name="TableCell61" style:family="table-cell">
      <style:table-cell-properties fo:border="0.0069in solid #000000" fo:padding-top="0in" fo:padding-left="0.075in" fo:padding-bottom="0in" fo:padding-right="0.075in"/>
    </style:style>
    <style:style style:name="P62" style:parent-style-name="Standard" style:family="paragraph">
      <style:paragraph-properties fo:margin-bottom="0in" fo:line-height="100%"/>
      <style:text-properties fo:font-size="6pt" style:font-size-asian="6pt"/>
    </style:style>
    <style:style style:name="TableRow63" style:family="table-row">
      <style:table-row-properties style:min-row-height="0.9451in"/>
    </style:style>
    <style:style style:name="TableCell64" style:family="table-cell">
      <style:table-cell-properties fo:border="0.0069in solid #000000" fo:padding-top="0in" fo:padding-left="0.075in" fo:padding-bottom="0in" fo:padding-right="0.075in"/>
    </style:style>
    <style:style style:name="P65" style:parent-style-name="Standard" style:family="paragraph">
      <style:paragraph-properties fo:margin-bottom="0in" fo:line-height="100%"/>
      <style:text-properties fo:font-size="6pt" style:font-size-asian="6pt"/>
    </style:style>
    <style:style style:name="TableCell66" style:family="table-cell">
      <style:table-cell-properties fo:border="0.0069in solid #000000" fo:padding-top="0in" fo:padding-left="0.075in" fo:padding-bottom="0in" fo:padding-right="0.075in"/>
    </style:style>
    <style:style style:name="P67" style:parent-style-name="Standard" style:family="paragraph">
      <style:paragraph-properties fo:margin-bottom="0in" fo:line-height="100%"/>
      <style:text-properties fo:font-size="6pt" style:font-size-asian="6pt"/>
    </style:style>
    <style:style style:name="P68" style:parent-style-name="Standard" style:family="paragraph">
      <style:paragraph-properties fo:break-before="page"/>
    </style:style>
    <style:style style:name="P69" style:parent-style-name="Standard" style:family="paragraph">
      <style:paragraph-properties style:text-autospace="none" fo:text-align="center" fo:margin-top="0.1666in" fo:margin-bottom="0.25in" fo:line-height="100%"/>
      <style:text-properties style:font-name="Times" style:font-name-complex="Times" fo:font-weight="bold" style:font-weight-asian="bold" style:font-weight-complex="bold" fo:font-size="18pt" style:font-size-asian="18pt" style:font-size-complex="18pt"/>
    </style:style>
    <style:style style:name="P70" style:parent-style-name="Standard" style:family="paragraph">
      <style:paragraph-properties style:text-autospace="none" fo:text-align="center" fo:margin-bottom="0.0833in" fo:line-height="100%"/>
      <style:text-properties style:font-name="Times" style:font-name-complex="Times" fo:font-size="9pt" style:font-size-asian="9pt" style:font-size-complex="9pt"/>
    </style:style>
    <style:style style:name="P71" style:parent-style-name="Standard" style:family="paragraph">
      <style:paragraph-properties style:text-autospace="none" fo:margin-top="0.5in" fo:margin-bottom="0.0833in" fo:line-height="100%">
        <style:tab-stops>
          <style:tab-stop style:type="left" style:position="0in"/>
        </style:tab-stops>
      </style:paragraph-properties>
      <style:text-properties style:font-name="Times" style:font-name-complex="Times" fo:font-size="12pt" style:font-size-asian="12pt" style:font-size-complex="12pt"/>
    </style:style>
    <style:style style:name="P72" style:parent-style-name="Standard" style:family="paragraph">
      <style:paragraph-properties style:text-autospace="none" fo:margin-top="0.5in" fo:margin-bottom="0.0833in" fo:line-height="100%">
        <style:tab-stops>
          <style:tab-stop style:type="left" style:position="0in"/>
        </style:tab-stops>
      </style:paragraph-properties>
      <style:text-properties style:font-name="Times" style:font-name-complex="Times" fo:font-size="9pt" style:font-size-asian="9pt" style:font-size-complex="9pt"/>
    </style:style>
    <style:style style:name="P73" style:parent-style-name="Standard" style:family="paragraph">
      <style:paragraph-properties style:text-autospace="none" fo:margin-top="0.5in" fo:margin-bottom="0.0833in" fo:line-height="100%">
        <style:tab-stops>
          <style:tab-stop style:type="left" style:position="0in"/>
        </style:tab-stops>
      </style:paragraph-properties>
      <style:text-properties style:font-name="Times" style:font-name-complex="Times" fo:font-size="12pt" style:font-size-asian="12pt" style:font-size-complex="12pt"/>
    </style:style>
    <style:style style:name="P74" style:parent-style-name="Standard" style:family="paragraph">
      <style:paragraph-properties style:text-autospace="none" fo:margin-top="0.5in" fo:margin-bottom="0.0833in" fo:line-height="100%">
        <style:tab-stops>
          <style:tab-stop style:type="left" style:position="0.3069in"/>
        </style:tab-stops>
      </style:paragraph-properties>
      <style:text-properties style:font-name="Times" style:font-name-complex="Times" fo:font-size="9pt" style:font-size-asian="9pt" style:font-size-complex="9pt"/>
    </style:style>
    <style:style style:name="P75"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76" style:parent-style-name="Standard" style:family="paragraph">
      <style:paragraph-properties style:text-autospace="none" fo:margin-bottom="0.0833in" fo:line-height="100%"/>
      <style:text-properties style:font-name="Calibri" style:font-name-complex="Calibri"/>
    </style:style>
    <style:style style:name="P77" style:parent-style-name="Standard" style:family="paragraph">
      <style:paragraph-properties style:text-autospace="none" fo:margin-bottom="0.0833in" fo:line-height="100%"/>
      <style:text-properties style:font-name="Times" style:font-name-complex="Times" fo:font-size="9pt" style:font-size-asian="9pt" style:font-size-complex="9pt"/>
    </style:style>
    <style:style style:name="P78"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79"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80"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81"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82"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83"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84" style:parent-style-name="Standard" style:family="paragraph">
      <style:paragraph-properties style:text-autospace="none" fo:margin-bottom="0.0833in" fo:line-height="100%"/>
      <style:text-properties style:font-name="Calibri" style:font-name-complex="Calibri"/>
    </style:style>
    <style:style style:name="P85"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86"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87"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88"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89"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90"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91"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92"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93" style:parent-style-name="Standard" style:family="paragraph">
      <style:paragraph-properties style:text-autospace="none" fo:margin-top="0.5in" fo:margin-bottom="0.0833in" fo:line-height="100%">
        <style:tab-stops>
          <style:tab-stop style:type="left" style:position="0.3069in"/>
        </style:tab-stops>
      </style:paragraph-properties>
      <style:text-properties style:font-name="Times" style:font-name-complex="Times" fo:font-size="9pt" style:font-size-asian="9pt" style:font-size-complex="9pt"/>
    </style:style>
    <style:style style:name="P94"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95"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96"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97"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98"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99"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00"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01"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02" style:parent-style-name="Standard" style:family="paragraph">
      <style:paragraph-properties style:text-autospace="none" fo:margin-bottom="0.0833in" fo:line-height="100%"/>
      <style:text-properties style:font-name="Calibri" style:font-name-complex="Calibri"/>
    </style:style>
    <style:style style:name="P103"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04"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05"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06"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07"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08"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09" style:parent-style-name="Standard" style:family="paragraph">
      <style:paragraph-properties style:text-autospace="none" fo:margin-bottom="0.0833in" fo:line-height="100%"/>
      <style:text-properties style:font-name="Calibri" style:font-name-complex="Calibri"/>
    </style:style>
    <style:style style:name="P110"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11" style:parent-style-name="Standard" style:family="paragraph">
      <style:paragraph-properties style:text-autospace="none" fo:margin-bottom="0.0833in" fo:line-height="100%"/>
      <style:text-properties style:font-name="Calibri" style:font-name-complex="Calibri"/>
    </style:style>
    <style:style style:name="P112" style:parent-style-name="Standard" style:family="paragraph">
      <style:paragraph-properties style:text-autospace="none" fo:margin-bottom="0.0833in" fo:line-height="100%"/>
      <style:text-properties style:font-name="Times" style:font-name-complex="Times" fo:font-size="9pt" style:font-size-asian="9pt" style:font-size-complex="9pt"/>
    </style:style>
    <style:style style:name="P113" style:parent-style-name="Standard" style:family="paragraph">
      <style:paragraph-properties style:text-autospace="none" fo:margin-bottom="0.0833in" fo:line-height="100%"/>
      <style:text-properties style:font-name="Calibri" style:font-name-complex="Calibri"/>
    </style:style>
    <style:style style:name="P114"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15"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16"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17"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18"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19" style:parent-style-name="Standard" style:family="paragraph">
      <style:paragraph-properties style:text-autospace="none" fo:margin-bottom="0.0833in" fo:line-height="100%"/>
      <style:text-properties style:font-name="Calibri" style:font-name-complex="Calibri"/>
    </style:style>
    <style:style style:name="P120"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21"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22"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23"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24" style:parent-style-name="Standard" style:family="paragraph">
      <style:paragraph-properties style:text-autospace="none" fo:margin-bottom="0.0833in" fo:line-height="100%"/>
      <style:text-properties style:font-name="Times" style:font-name-complex="Times" fo:font-size="12pt" style:font-size-asian="12pt" style:font-size-complex="12pt"/>
    </style:style>
    <style:style style:name="P125" style:parent-style-name="Standard" style:family="paragraph">
      <style:paragraph-properties style:text-autospace="none" fo:margin-bottom="0.0833in" fo:line-height="100%"/>
    </style:style>
    <style:style style:name="T126" style:parent-style-name="Absatz-Standardschriftart" style:family="text">
      <style:text-properties style:font-name="Times" style:font-name-complex="Times" fo:font-size="12pt" style:font-size-asian="12pt" style:font-size-complex="12pt"/>
    </style:style>
  </office:automatic-styles>
  <office:body>
    <office:text text:use-soft-page-breaks="true">
      <text:h text:style-name="P1" text:outline-level="1">Einführung</text:h>
      <text:p text:style-name="Standard">Die ersten paar Male am Mikrofon sind immer eine Überwindung. Auch wenn jedes QSO<text:s/>immer etwas anders ist, ist der grundlegende Ablauf bei „Standard“-QSOs immer gleich.<text:s/>Damit der Einstieg leichter fällt, kannst du hier mit anderen Kursteilnehmern von einer anderen technischen Hochschule (DK0TU von der TU Berlin und HB9ZZ von der ETH Zürich) funken und den Ablauf üben.</text:p>
      <text:h text:style-name="Überschrift1" text:outline-level="1">Ausbildungsfunk</text:h>
      <text:p text:style-name="Standard">Gesendet werden darf grundsätzlich erst einmal nur von Personen, welche ein Rufzeichen besitzen* (Ausnahme: Club-Mitglieder in HB9) und die entsprechende Prüfung bestanden haben. Ausnahmen gibt es beim Funkbetrieb zu Ausbildungszwecken. Dies führt zu ein paar Besonderheiten im QSO-Ablauf:</text:p>
      <text:list text:style-name="LFO1" text:continue-numbering="true">
        <text:list-item>
          <text:p text:style-name="P6">HB9: Der Club beantragt für die gewünschte Dauer eine Genehmigung beim BAKOM. Die Teilnehmer melden sich mit Clubrufzeichen, gefolgt von „Operator“ und dem Vornamen. Beispiel: „HB9ZZ Operator<text:s/>David“.</text:p>
        </text:list-item>
        <text:list-item>
          <text:p text:style-name="P7">DL: Einzelpersonen können bei der Bundesnetzagentur zusätzlich zu ihrem persönlichen Rufzeichen ein Ausbildungsrufzeichen<text:s/>beantragen. Die Teilnehmer machen dann unter Aufsicht mit diesem Rufzeichen Betrieb. Beispiel: Felix DB4UM, Ausbildungsrufzeichen DN4BA.</text:p>
        </text:list-item>
      </text:list>
      <text:h text:style-name="Überschrift1" text:outline-level="1">Vorbereitung</text:h>
      <text:p text:style-name="Standard">Das folgende Beispielblatt enthält ein komplettes, ausgeschriebenes QSO. Bevor es los geht, solltest du:</text:p>
      <text:list text:style-name="LFO2" text:continue-numbering="true">
        <text:list-item>
          <text:p text:style-name="P8">Mit dem Betreuer das QSO auf dem Papier durchgehen</text:p>
        </text:list-item>
        <text:list-item>
          <text:p text:style-name="P9">An den entsprechenden Stellen das Ausbildungsrufzeichen des entsprechenden Betreuers bei DK0TU eintragen, sowie wo nötig deinen Vornamen</text:p>
        </text:list-item>
        <text:list-item>
          <text:p text:style-name="P10">Markieren, an welchen Stellen du am Reden bist und wo die andere Station</text:p>
        </text:list-item>
        <text:list-item>
          <text:p text:style-name="P11">(Gesprächsthemen überlegen, eventuell unten eintragen)</text:p>
        </text:list-item>
        <text:list-item>
          <text:p text:style-name="P12">Frequenz und weitere Einstellungen prüfen</text:p>
        </text:list-item>
      </text:list>
      <text:h text:style-name="Überschrift1" text:outline-level="1">Gesprächsthemen</text:h>
      <text:p text:style-name="Standard">Am Anfang ist es nicht immer leicht, passende Gesprächsthemen zu finden. Bei der heutigen Übung sind einige Themen schon in den Text eingebaut. Bei QSOs in der freien Wildbahn hängt dies auch immer von der anderen Station ab. Ist er an Gesprächen interessiert? Wonach fragt er? Zusätzlich haben wir hier noch ein paar Vorschläge:</text:p>
      <text:list text:style-name="LFO3" text:continue-numbering="true">
        <text:list-item>
          <text:p text:style-name="P13">Vorname, QTH</text:p>
        </text:list-item>
        <text:list-item>
          <text:p text:style-name="P14">Erstes QSO überhaupt / auf dem Band / mit dem DXCC?</text:p>
        </text:list-item>
        <text:list-item>
          <text:p text:style-name="P15">Studium?</text:p>
        </text:list-item>
        <text:list-item>
          <text:p text:style-name="P16">Ausrüstung, Leistung,…<text:s/>(eigene + andere Station)</text:p>
        </text:list-item>
        <text:list-item>
          <text:p text:style-name="P17">Station der Hochschule</text:p>
        </text:list-item>
        <text:list-item>
          <text:p text:style-name="P18">Wetter, Betrieb aus dem Urlaub heraus?</text:p>
        </text:list-item>
      </text:list>
      <table:table table:style-name="Table19">
        <table:table-columns>
          <table:table-column table:style-name="TableColumn20"/>
          <table:table-column table:style-name="TableColumn21"/>
        </table:table-columns>
        <table:table-row table:style-name="TableRow22">
          <table:table-cell table:style-name="TableCell23">
            <text:p text:style-name="P24">Eigene Station</text:p>
          </table:table-cell>
          <table:table-cell table:style-name="TableCell25">
            <text:p text:style-name="P26">Wetter</text:p>
          </table:table-cell>
        </table:table-row>
        <table:table-row table:style-name="TableRow27">
          <table:table-cell table:style-name="TableCell28">
            <text:p text:style-name="P29"/>
          </table:table-cell>
          <table:table-cell table:style-name="TableCell30">
            <text:p text:style-name="P31"/>
          </table:table-cell>
        </table:table-row>
      </table:table>
      <text:h text:style-name="Überschrift1" text:outline-level="1">Das Log</text:h>
      <text:p text:style-name="Standard">Nach dem Gespräch trägt man die Daten des QSO in sein Log ein (und schickt bei Bedarf eine QSL-Karte). Die Daten deines QSO kannst du auf Wunsch noch hier unten eintragen.</text:p>
      <table:table table:style-name="Table32">
        <table:table-columns>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able:number-columns-spanned="4">
            <text:p text:style-name="P43">Via:</text:p>
          </table:table-cell>
          <table:covered-table-cell/>
          <table:covered-table-cell/>
          <table:covered-table-cell/>
          <table:table-cell table:style-name="TableCell44" table:number-columns-spanned="4">
            <text:p text:style-name="P45">To:</text:p>
          </table:table-cell>
          <table:covered-table-cell/>
          <table:covered-table-cell/>
          <table:covered-table-cell/>
        </table:table-row>
        <table:table-row table:style-name="TableRow46">
          <table:table-cell table:style-name="TableCell47">
            <text:p text:style-name="P48">DD</text:p>
          </table:table-cell>
          <table:table-cell table:style-name="TableCell49">
            <text:p text:style-name="P50">MM</text:p>
          </table:table-cell>
          <table:table-cell table:style-name="TableCell51">
            <text:p text:style-name="P52">YY</text:p>
          </table:table-cell>
          <table:table-cell table:style-name="TableCell53">
            <text:p text:style-name="P54">UTC</text:p>
          </table:table-cell>
          <table:table-cell table:style-name="TableCell55">
            <text:p text:style-name="P56">MHz/BAND</text:p>
          </table:table-cell>
          <table:table-cell table:style-name="TableCell57">
            <text:p text:style-name="P58">MODE</text:p>
          </table:table-cell>
          <table:table-cell table:style-name="TableCell59">
            <text:p text:style-name="P60">RS(T)</text:p>
          </table:table-cell>
          <table:table-cell table:style-name="TableCell61">
            <text:p text:style-name="P62">OP</text:p>
          </table:table-cell>
        </table:table-row>
        <table:table-row table:style-name="TableRow63">
          <table:table-cell table:style-name="TableCell64" table:number-columns-spanned="4">
            <text:p text:style-name="P65">RIG</text:p>
          </table:table-cell>
          <table:covered-table-cell/>
          <table:covered-table-cell/>
          <table:covered-table-cell/>
          <table:table-cell table:style-name="TableCell66" table:number-columns-spanned="4">
            <text:p text:style-name="P67">REM</text:p>
          </table:table-cell>
          <table:covered-table-cell/>
          <table:covered-table-cell/>
          <table:covered-table-cell/>
        </table:table-row>
      </table:table>
      <text:p text:style-name="Standard"/>
      <text:p text:style-name="P68"/>
      <text:soft-page-break/>
      <text:p text:style-name="P69">SSB-QSO zwischen HB9ZZ und DK0TU</text:p>
      <text:p text:style-name="P70">Inspiriert von CW QSO Vorlage von hb4ff</text:p>
      <text:p text:style-name="P71">Alle Rufzeichen Buchstabieren</text:p>
      <text:p text:style-name="P72">Allgemeiner Anruf von HB9ZZ</text:p>
      <text:p text:style-name="P73">D___________ für HB9ZZ Operator _ _ _ _ _ _ _ _ _ _ _ _ . <text:s/>HB9ZZ Operator _ _ _ _ _ _ _ _ _ _ _ _ <text:s/>ruft D__________ <text:s/>und hört</text:p>
      <text:p text:style-name="P74">1.Antwort von DK0TU</text:p>
      <text:p text:style-name="P75">D_________ für HB9ZZ</text:p>
      <text:p text:style-name="P76"/>
      <text:p text:style-name="P77">2. Kurze hallo Info</text:p>
      <text:p text:style-name="P78">D_________ <text:s/>hier ist HB9ZZ Operator _ _ _ _ _ _ _ _ _ _ _ _ <text:s/></text:p>
      <text:p text:style-name="P79">Hallo mein Freund, Danke fürs Antworten.</text:p>
      <text:p text:style-name="P80">Dein Rapport ist 58, 58</text:p>
      <text:p text:style-name="P81">Mein Name ist _ _ _ _ _ _ _ _ _ _ _ _ , Buchstabieren <text:s/>im Rufzeichenalphabet</text:p>
      <text:p text:style-name="P82">Mikrofon zurück zu dir,</text:p>
      <text:p text:style-name="P83">D_________ <text:s/>von HB9ZZ Operator _ _ _ _ _ _ _ _ _ _ _ _<text:s/></text:p>
      <text:p text:style-name="P84"/>
      <text:p text:style-name="P85">HB9ZZ von D_________<text:s/></text:p>
      <text:p text:style-name="P86">Hallo …………………………..</text:p>
      <text:p text:style-name="P87">Dein Rapport ist 59, 59</text:p>
      <text:p text:style-name="P88">Mein Name ist _ _ _ _ _ _ _ _ _ _ _ _ , Buchstabieren im Rufzeichenalphabet</text:p>
      <text:p text:style-name="P89">Ich sitze hier in der Clubstation von DK0TU, die Clubstation der Technischen Universität Berlin.</text:p>
      <text:p text:style-name="P90">Das Wetter hier ist $Wetter und ich funke mit einem K3 und einer 3 Element Fritze Yagi</text:p>
      <text:p text:style-name="P91">Mikrofon zurück zu dir …………………………..</text:p>
      <text:p text:style-name="P92">HB9ZZ von D_________<text:s/></text:p>
      <text:soft-page-break/>
      <text:p text:style-name="P93">3<text:tab/>Antwort</text:p>
      <text:p text:style-name="P94">D_________ <text:s/>von HB9ZZ Operator _ _ _ _ _ _ _ _ _ _ _ _<text:s/></text:p>
      <text:p text:style-name="P95">Hallo …………………………..</text:p>
      <text:p text:style-name="P96">Ich funke von der Clubstation der ETH Zürich.</text:p>
      <text:p text:style-name="P97">mein Funkequipment hier ist "Funksetup"</text:p>
      <text:p text:style-name="P98">Das Wetter hier ist $wetter</text:p>
      <text:p text:style-name="P99">$sonstiges bla</text:p>
      <text:p text:style-name="P100">dann wieder Mikrofon zurück zu dir …………………………..,</text:p>
      <text:p text:style-name="P101">D_________ <text:s/>von HB9ZZ Operator _ _ _ _ _ _ _ _ _ _ _ _<text:s/></text:p>
      <text:p text:style-name="P102"/>
      <text:p text:style-name="P103">HB9ZZ von D_________<text:s/></text:p>
      <text:p text:style-name="P104">danke …………………………..</text:p>
      <text:p text:style-name="P105">Ich konnte hier alles gut aufnehmen.</text:p>
      <text:p text:style-name="P106">$antworts bla, vllt noch was erzählen</text:p>
      <text:p text:style-name="P107">dann wieder Mikrofon zurück zu dir …………………………..,</text:p>
      <text:p text:style-name="P108">HB9ZZ von D_________<text:s/></text:p>
      <text:p text:style-name="P109"/>
      <text:p text:style-name="P110">[...]</text:p>
      <text:p text:style-name="P111"/>
      <text:p text:style-name="P112">4. Verabschiedung bei kein Thema mehr</text:p>
      <text:p text:style-name="P113"/>
      <text:p text:style-name="P114">D_________ <text:s/>von HB9ZZ Operator _ _ _ _ _ _ _ _ _ _ _ _<text:s/></text:p>
      <text:p text:style-name="P115">Vielen Dank für dieses nette QSO</text:p>
      <text:p text:style-name="P116">Ich hoffe wir hören uns bald wieder auf den Bändern</text:p>
      <text:p text:style-name="P117">Beste Grüße aus Zürich nach Berlin 73</text:p>
      <text:p text:style-name="P118">D_________ <text:s/>von HB9ZZ Operator _ _ _ _ _ _ _ _ _ _ _ _<text:s/></text:p>
      <text:p text:style-name="P119"/>
      <text:p text:style-name="P120">HB9ZZ von D_________<text:s/></text:p>
      <text:p text:style-name="P121">danke dir auch …………………………..</text:p>
      <text:p text:style-name="P122">Dann wünsche ich dir noch einen schönen Tag/Abend</text:p>
      <text:p text:style-name="P123">Ich hoffe auch dich bald wieder auf Kurzwelle zu hören</text:p>
      <text:p text:style-name="P124">Grüße nach Zürich aus Berlin 73</text:p>
      <text:p text:style-name="P125"><text:span text:style-name="T126">HB9ZZ von D_________<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Titel" style:display-name="Titel"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1.3187in"/>
      </style:header-style>
      <style:footer-style>
        <style:header-footer-properties style:dynamic-spacing="true" fo:min-height="0.2951in"/>
      </style:footer-style>
    </style:page-layout>
    <style:style style:name="P2" style:parent-style-name="Kopfzeile" style:family="paragraph">
      <style:paragraph-properties>
        <style:tab-stops>
          <style:tab-stop style:type="center" style:position="3.15in"/>
        </style:tab-stops>
      </style:paragraph-properties>
    </style:style>
    <style:style style:name="T3" style:parent-style-name="Absatz-Standardschriftart" style:family="text">
      <style:text-properties style:language-asian="de" style:country-asian="DE"/>
    </style:style>
    <style:style style:name="T4" style:parent-style-name="Absatz-Standardschriftart" style:family="text">
      <style:text-properties style:language-asian="de" style:country-asian="DE"/>
    </style:style>
    <style:style style:name="T5" style:parent-style-name="Absatz-Standardschriftart" style:family="text">
      <style:text-properties style:language-asian="de" style:country-asian="D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master-styles>
    <style:master-page style:name="MP0" style:page-layout-name="PL0">
      <style:header>
        <text:p text:style-name="P2"><text:span text:style-name="T3"><draw:frame draw:style-name="a0" draw:name="Grafik 0" text:anchor-type="as-char" svg:x="0in" svg:y="0in" svg:width="1.36799in" svg:height="1.02599in" style:rel-width="scale" style:rel-height="scale"><draw:image xlink:href="media/image1.gif" xlink:type="simple" xlink:show="embed" xlink:actuate="onLoad"/><svg:desc>HB9ZZ06trans.gif</svg:desc></draw:frame></text:span><text:tab/><text:span text:style-name="T4"><text:s/></text:span><text:span text:style-name="T5"><draw:frame draw:style-name="a1" draw:name="Grafik 1" text:anchor-type="as-char" svg:x="0in" svg:y="0in" svg:width="1.51209in" svg:height="0.79638in" style:rel-width="scale" style:rel-height="scale"><draw:image xlink:href="media/image2.png" xlink:type="simple" xlink:show="embed" xlink:actuate="onLoad"/><svg:desc>logo_dk0tu.png</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David Krammer</meta:initial-creator>
    <dc:creator>David Krammer</dc:creator>
    <meta:creation-date>2014-11-19T19:00:00Z</meta:creation-date>
    <dc:date>2014-11-19T19:00:00Z</dc:date>
    <meta:print-date>2014-11-19T18:27:00Z</meta:print-date>
    <meta:template xlink:href="Normal.dotm" xlink:type="simple"/>
    <meta:editing-cycles>2</meta:editing-cycles>
    <meta:editing-duration>PT0S</meta:editing-duration>
    <meta:document-statistic meta:page-count="4" meta:paragraph-count="8" meta:word-count="603" meta:character-count="4396" meta:row-count="31" meta:non-whitespace-character-count="3801"/>
  </office:meta>
</office:document-meta>
</file>